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P4" style:family="paragraph">
      <loext:graphic-properties draw:fill-color="#ffffff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1" fo:font-size="32pt" style:text-underline-style="none" style:font-size-asian="32pt" style:font-size-complex="32pt"/>
    </style:style>
    <style:style style:name="T3" style:family="text">
      <style:text-properties fo:color="#003d73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1" fo:font-size="32pt" fo:font-style="italic" style:text-underline-style="none" style:font-size-asian="32pt" style:font-style-asian="italic" style:font-size-complex="32pt" style:font-style-complex="italic"/>
    </style:style>
    <style:style style:name="T5" style:family="text">
      <style:text-properties fo:color="#cc0000" style:font-name="Arial" fo:font-size="32pt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6" style:family="text">
      <style:text-properties fo:color="#000000" style:font-name="Segoe UI Semibold" fo:font-size="32pt" fo:font-style="normal" style:text-underline-style="none" style:font-size-asian="32pt" style:font-style-asian="normal" style:font-size-complex="32pt" style:font-style-complex="normal"/>
    </style:style>
    <style:style style:name="T7" style:family="text">
      <style:text-properties fo:color="#000000" style:font-name="Segoe UI" fo:font-size="32pt" fo:font-style="normal" style:text-underline-style="none" style:font-size-asian="32pt" style:font-style-asian="normal" style:font-size-complex="32pt" style:font-style-complex="normal"/>
    </style:style>
    <style:style style:name="T8" style:family="text">
      <style:text-properties fo:color="#000000" style:font-name="Segoe UI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3" draw:layer="layout" svg:width="24.384cm" svg:height="7.572cm" svg:x="1.778cm" svg:y="1.016cm">
          <draw:text-box>
            <text:p text:style-name="P1"><text:span text:style-name="T1">BENEDICTION</text:span></text:p>
            <text:p text:style-name="P2"><text:span text:style-name="T2">P: </text:span><text:span text:style-name="T3">The grace of the Lord</text:span><text:span text:style-name="T4"> </text:span><text:span text:style-name="T5">+</text:span><text:span text:style-name="T4"> </text:span><text:span text:style-name="T3">Jesus Christ and the </text:span></text:p>
            <text:p text:style-name="P2"><text:span text:style-name="T3"><text:s text:c="4"/></text:span><text:span text:style-name="T3">love of God and the fellowship of the Holy </text:span></text:p>
            <text:p text:style-name="P2"><text:span text:style-name="T3"><text:s text:c="4"/></text:span><text:span text:style-name="T3">Spirit be with you all.</text:span></text:p>
            <text:p text:style-name="P2"><text:span text:style-name="T6">C:</text:span><text:span text:style-name="T7"> </text:span><text:span text:style-name="T8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23:42:57.815000000</meta:creation-date>
    <dc:title>1030 Wt. Intro</dc:title>
    <meta:editing-duration>PT7M52S</meta:editing-duration>
    <meta:editing-cycles>7</meta:editing-cycles>
    <meta:generator>LibreOffice/6.0.1.1$Windows_X86_64 LibreOffice_project/60bfb1526849283ce2491346ed2aa51c465abfe6</meta:generator>
    <dc:date>2018-05-24T22:36:20.066000000</dc:date>
    <meta:document-statistic meta:object-count="35"/>
  </office:meta>
</office:document-meta>
</file>